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4215in" style:use-optimal-column-width="false"/>
    </style:style>
    <style:style style:name="TableColumn6" style:family="table-column">
      <style:table-column-properties style:column-width="2.3381in" style:use-optimal-column-width="false"/>
    </style:style>
    <style:style style:name="Table3" style:family="table">
      <style:table-properties style:width="6.84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1" style:family="paragraph">
      <style:paragraph-properties fo:text-align="justify"/>
    </style:style>
    <style:style style:name="P21" style:parent-style-name="Standard" style:list-style-name="LFO1" style:family="paragraph">
      <style:paragraph-properties fo:text-align="justify"/>
    </style:style>
    <style:style style:name="P22" style:parent-style-name="Standard" style:list-style-name="LFO1" style:family="paragraph">
      <style:paragraph-properties fo:text-align="justify"/>
    </style:style>
    <style:style style:name="P23" style:parent-style-name="Standard" style:list-style-name="LFO1" style:family="paragraph">
      <style:paragraph-properties fo:text-align="justify"/>
    </style:style>
    <style:style style:name="P24" style:parent-style-name="Standard" style:list-style-name="LFO1" style:family="paragraph">
      <style:paragraph-properties fo:text-align="justify"/>
    </style:style>
    <style:style style:name="P25" style:parent-style-name="Standard" style:list-style-name="LFO1" style:family="paragraph">
      <style:paragraph-properties fo:text-align="justify"/>
    </style:style>
    <style:style style:name="P2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28" style:family="table-column">
      <style:table-column-properties style:column-width="2.0833in" style:use-optimal-column-width="false"/>
    </style:style>
    <style:style style:name="TableColumn29" style:family="table-column">
      <style:table-column-properties style:column-width="2.4215in" style:use-optimal-column-width="false"/>
    </style:style>
    <style:style style:name="TableColumn30" style:family="table-column">
      <style:table-column-properties style:column-width="2.3381in" style:use-optimal-column-width="false"/>
    </style:style>
    <style:style style:name="Table27" style:family="table">
      <style:table-properties style:width="6.84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list-style-name="LFO1" style:family="paragraph">
      <style:paragraph-properties fo:text-align="justify"/>
    </style:style>
    <style:style style:name="P4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47" style:family="table-column">
      <style:table-column-properties style:column-width="2.2631in"/>
    </style:style>
    <style:style style:name="TableColumn48" style:family="table-column">
      <style:table-column-properties style:column-width="2.2631in"/>
    </style:style>
    <style:style style:name="TableColumn49" style:family="table-column">
      <style:table-column-properties style:column-width="2.2638in"/>
    </style:style>
    <style:style style:name="Table46" style:family="table">
      <style:table-properties style:width="6.7902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119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20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21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2" style:parent-style-name="Standard" style:list-style-name="LFO2" style:family="paragraph"/>
    <style:style style:name="P123" style:parent-style-name="Standard" style:list-style-name="LFO2" style:family="paragraph"/>
    <style:style style:name="P124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5" style:parent-style-name="Standard" style:list-style-name="LFO2" style:family="paragraph"/>
    <style:style style:name="P126" style:parent-style-name="Standard" style:list-style-name="LFO2" style:family="paragraph"/>
    <style:style style:name="P127" style:parent-style-name="Standard" style:list-style-name="LFO2" style:family="paragraph"/>
    <style:style style:name="P128" style:parent-style-name="Standard" style:list-style-name="LFO2" style:family="paragraph"/>
    <style:style style:name="P129" style:parent-style-name="Standard" style:list-style-name="LFO2" style:family="paragraph"/>
    <style:style style:name="T130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31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32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3" style:parent-style-name="Standard" style:list-style-name="LFO2" style:family="paragraph"/>
    <style:style style:name="P134" style:parent-style-name="Standard" style:list-style-name="LFO2" style:family="paragraph"/>
    <style:style style:name="P135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36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37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38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9" style:parent-style-name="Standard" style:list-style-name="LFO2" style:family="paragraph"/>
    <style:style style:name="P140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41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42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43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4" style:parent-style-name="Standard" style:list-style-name="LFO2" style:family="paragraph"/>
    <style:style style:name="P145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6" style:parent-style-name="Standard" style:list-style-name="LFO2" style:family="paragraph"/>
    <style:style style:name="P147" style:parent-style-name="Standard" style:list-style-name="LFO2" style:family="paragraph"/>
    <style:style style:name="P148" style:parent-style-name="Standard" style:list-style-name="LFO2" style:family="paragraph"/>
    <style:style style:name="P149" style:parent-style-name="Standard" style:list-style-name="LFO2" style:family="paragraph"/>
    <style:style style:name="P150" style:parent-style-name="Standard" style:list-style-name="LFO2" style:family="paragraph"/>
  </office:automatic-styles>
  <office:body>
    <office:text text:use-soft-page-breaks="true">
      <text:p text:style-name="P1">CU0001_IdentificarUsuario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lases</text:p>
          </table:table-cell>
          <table:table-cell table:style-name="TableCell10">
            <text:p text:style-name="P11">Responsabilidades</text:p>
          </table:table-cell>
          <table:table-cell table:style-name="TableCell12">
            <text:p text:style-name="P13">Atributos</text:p>
          </table:table-cell>
        </table:table-row>
        <table:table-row table:style-name="TableRow14">
          <table:table-cell table:style-name="TableCell15">
            <text:p text:style-name="P16">Usuario</text:p>
          </table:table-cell>
          <table:table-cell table:style-name="TableCell17">
            <text:p text:style-name="Standard">Clase con la que se instanciará a un usuario ya sea para logearse o registrase luego de validar sus datos<text:s/>ingresados mediante interfaz <text:s/>“CU0001_cd 1.1_PaginaInicio”</text:p>
          </table:table-cell>
          <table:table-cell table:style-name="TableCell18">
            <text:list text:style-name="LFO1" text:continue-numbering="true">
              <text:list-item>
                <text:p text:style-name="P19">Nombre</text:p>
              </text:list-item>
              <text:list-item>
                <text:p text:style-name="P20">Apellido</text:p>
              </text:list-item>
              <text:list-item>
                <text:p text:style-name="P21">Email</text:p>
              </text:list-item>
              <text:list-item>
                <text:p text:style-name="P22">Teléfono</text:p>
              </text:list-item>
              <text:list-item>
                <text:p text:style-name="P23">Ciudad</text:p>
              </text:list-item>
              <text:list-item>
                <text:p text:style-name="P24">País</text:p>
              </text:list-item>
              <text:list-item>
                <text:p text:style-name="P25">UsuarioID</text:p>
              </text:list-item>
            </text:list>
          </table:table-cell>
        </table:table-row>
      </table:table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lases</text:p>
          </table:table-cell>
          <table:table-cell table:style-name="TableCell34">
            <text:p text:style-name="P35">Descripción</text:p>
          </table:table-cell>
          <table:table-cell table:style-name="TableCell36">
            <text:p text:style-name="P37">Atributos</text:p>
          </table:table-cell>
        </table:table-row>
        <table:table-row table:style-name="TableRow38">
          <table:table-cell table:style-name="TableCell39">
            <text:p text:style-name="P40">Muro</text:p>
          </table:table-cell>
          <table:table-cell table:style-name="TableCell41">
            <text:p text:style-name="Standard">Un objeto de la clase muro será instanciado luego de que el usuario se haya logeado <text:s/></text:p>
          </table:table-cell>
          <table:table-cell table:style-name="TableCell42">
            <text:list text:style-name="LFO1" text:continue-numbering="true">
              <text:list-item>
                <text:p text:style-name="P43"/>
              </text:list-item>
            </text:list>
          </table:table-cell>
        </table:table-row>
      </table:table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Clases</text:p>
          </table:table-cell>
          <table:table-cell table:style-name="TableCell53">
            <text:p text:style-name="P54">Descripción</text:p>
          </table:table-cell>
          <table:table-cell table:style-name="TableCell55">
            <text:p text:style-name="P56">Atributos</text:p>
          </table:table-cell>
        </table:table-row>
        <table:table-row table:style-name="TableRow57">
          <table:table-cell table:style-name="TableCell58">
            <text:p text:style-name="Normal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Normal">ValidarNuevosDatos<text:s/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Normal">InterfazPaginaInicio<text:s/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Normal">VerificarLogin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Normal">InformarError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Normal">InterfazPaginaInicio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Normal">InterfazFormularioRegistro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Normal">InterfazErrorRegistro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Normal">InterfazFormularioLogin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Normal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/>
      <text:p text:style-name="Standard"><text:span text:style-name="T119">Clase</text:span><text:span text:style-name="T120"><text:s/>Registración</text:span></text:p>
      <text:list text:style-name="LFO2" text:continue-numbering="true">
        <text:list-item>
          <text:p text:style-name="P121">Responsabilidades</text:p>
          <text:list text:continue-numbering="true">
            <text:list-item>
              <text:p text:style-name="P122">Mostrar los campos a llenar para la registración</text:p>
            </text:list-item>
            <text:list-item>
              <text:p text:style-name="P123"/>
            </text:list-item>
          </text:list>
        </text:list-item>
      </text:list>
      <text:p text:style-name="Standard"/>
      <text:list text:style-name="LFO2" text:continue-numbering="true">
        <text:list-item>
          <text:p text:style-name="P124">Atributos</text:p>
          <text:list text:continue-numbering="true">
            <text:list-item>
              <text:p text:style-name="P125">Nombre usuario</text:p>
            </text:list-item>
            <text:list-item>
              <text:p text:style-name="P126">Apellido usuario</text:p>
            </text:list-item>
            <text:list-item>
              <text:p text:style-name="P127">Fecha de nacimiento</text:p>
            </text:list-item>
            <text:list-item>
              <text:p text:style-name="P128">Email usuario</text:p>
            </text:list-item>
            <text:list-item>
              <text:p text:style-name="P129">Contraseña<text:tab/>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pan text:style-name="T130">Clase</text:span><text:span text:style-name="T131"><text:s/>Controlador de campos</text:span></text:p>
      <text:list text:style-name="LFO2" text:continue-numbering="true">
        <text:list-item>
          <text:p text:style-name="P132">Responsabilidades</text:p>
          <text:list text:continue-numbering="true">
            <text:list-item>
              <text:p text:style-name="P133">Saber qué campos fueron completados correctamente</text:p>
            </text:list-item>
            <text:list-item>
              <text:p text:style-name="P134">Avisar de inconsistencia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35">Atributos</text:p>
        </text:list-item>
      </text:list>
      <text:p text:style-name="Standard"/>
      <text:p text:style-name="Standard"/>
      <text:p text:style-name="Standard"/>
      <text:p text:style-name="Standard"/>
      <text:p text:style-name="Standard"><text:span text:style-name="T136">Clase</text:span><text:span text:style-name="T137"><text:s/>Controlador de Usuario existente</text:span></text:p>
      <text:list text:style-name="LFO2" text:continue-numbering="true">
        <text:list-item>
          <text:p text:style-name="P138">Responsabilidades</text:p>
          <text:list text:continue-numbering="true">
            <text:list-item>
              <text:p text:style-name="P139">Saber sí un usuario existente tiene los mismos datos que el usuario registrante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40">Atributos</text:p>
        </text:list-item>
      </text:list>
      <text:p text:style-name="Standard"/>
      <text:p text:style-name="Standard"/>
      <text:p text:style-name="Standard"/>
      <text:p text:style-name="Standard"><text:span text:style-name="T141">Clase</text:span><text:span text:style-name="T142"><text:s/>Nuevo Usuario</text:span></text:p>
      <text:list text:style-name="LFO2" text:continue-numbering="true">
        <text:list-item>
          <text:p text:style-name="P143">Responsabilidades</text:p>
          <text:list text:continue-numbering="true">
            <text:list-item>
              <text:p text:style-name="P144">Generar un nuevo usuario como entidad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45">Atributos</text:p>
          <text:list text:continue-numbering="true">
            <text:list-item>
              <text:p text:style-name="P146">Nombre</text:p>
            </text:list-item>
            <text:list-item>
              <text:p text:style-name="P147">Apellido</text:p>
            </text:list-item>
            <text:list-item>
              <text:p text:style-name="P148">Fecha nacimiento</text:p>
            </text:list-item>
            <text:list-item>
              <text:p text:style-name="P149">Contraseña</text:p>
            </text:list-item>
            <text:list-item>
              <text:p text:style-name="P150">Amigo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Dent</dc:creator>
    <meta:creation-date>2012-07-21T00:44:00Z</meta:creation-date>
    <dc:date>2012-07-21T23:08:00Z</dc:date>
    <meta:template xlink:href="Normal.dotm" xlink:type="simple"/>
    <meta:editing-cycles>9</meta:editing-cycles>
    <meta:editing-duration>PT9480S</meta:editing-duration>
    <meta:document-statistic meta:page-count="1" meta:paragraph-count="2" meta:word-count="192" meta:character-count="1248" meta:row-count="8" meta:non-whitespace-character-count="1058"/>
  </office:meta>
</office:document-meta>
</file>